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serif"/>
  </office:font-face-decls>
  <office:automatic-styles>
    <style:style style:name="P1" style:family="paragraph" style:parent-style-name="Standard">
      <style:text-properties officeooo:rsid="0013d0b2" officeooo:paragraph-rsid="0013d0b2"/>
    </style:style>
    <style:style style:name="P2" style:family="paragraph" style:parent-style-name="Standard">
      <style:text-properties officeooo:rsid="0013d0b2" officeooo:paragraph-rsid="0014ac6a"/>
    </style:style>
    <style:style style:name="P3" style:family="paragraph" style:parent-style-name="Standard">
      <style:text-properties officeooo:rsid="0013d0b2" officeooo:paragraph-rsid="0018ec50"/>
    </style:style>
    <style:style style:name="P4" style:family="paragraph" style:parent-style-name="Text_20_body">
      <style:text-properties officeooo:rsid="0013d0b2" officeooo:paragraph-rsid="0026176d"/>
    </style:style>
    <style:style style:name="P5" style:family="paragraph" style:parent-style-name="Text_20_body">
      <style:text-properties officeooo:paragraph-rsid="0024ed67"/>
    </style:style>
    <style:style style:name="P6" style:family="paragraph" style:parent-style-name="Text_20_body">
      <style:text-properties officeooo:rsid="0026176d" officeooo:paragraph-rsid="0026176d"/>
    </style:style>
    <style:style style:name="P7" style:family="paragraph" style:parent-style-name="Standard">
      <style:text-properties officeooo:rsid="0013d0b2" officeooo:paragraph-rsid="0018ec50"/>
    </style:style>
    <style:style style:name="P8" style:family="paragraph" style:parent-style-name="Standard">
      <style:text-properties officeooo:rsid="0013d0b2" officeooo:paragraph-rsid="002c08ac"/>
    </style:style>
    <style:style style:name="P9" style:family="paragraph" style:parent-style-name="Standard">
      <style:text-properties officeooo:rsid="0013d0b2" officeooo:paragraph-rsid="002cb11b"/>
    </style:style>
    <style:style style:name="P10" style:family="paragraph" style:parent-style-name="Standard">
      <style:text-properties officeooo:rsid="002c08ac" officeooo:paragraph-rsid="002c08ac"/>
    </style:style>
    <style:style style:name="P11" style:family="paragraph" style:parent-style-name="Standard">
      <style:text-properties officeooo:paragraph-rsid="002426f8"/>
    </style:style>
    <style:style style:name="T1" style:family="text">
      <style:text-properties officeooo:rsid="00166271"/>
    </style:style>
    <style:style style:name="T2" style:family="text">
      <style:text-properties officeooo:rsid="00179a14"/>
    </style:style>
    <style:style style:name="T3" style:family="text">
      <style:text-properties officeooo:rsid="001c5f50"/>
    </style:style>
    <style:style style:name="T4" style:family="text">
      <style:text-properties officeooo:rsid="001fe974"/>
    </style:style>
    <style:style style:name="T5" style:family="text">
      <style:text-properties officeooo:rsid="002426f8"/>
    </style:style>
    <style:style style:name="T6" style:family="text">
      <style:text-properties officeooo:rsid="0013d0b2"/>
    </style:style>
    <style:style style:name="T7" style:family="text">
      <style:text-properties officeooo:rsid="0026176d"/>
    </style:style>
    <style:style style:name="T8" style:family="text">
      <style:text-properties officeooo:rsid="002c08ac"/>
    </style:style>
    <style:style style:name="T9" style:family="text">
      <style:text-properties officeooo:rsid="002cb1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Список команд</text:p>
      <text:p text:style-name="P10"/>
      <text:p text:style-name="P1">python3 manage.py shell</text:p>
      <text:p text:style-name="P1">from news.models import *</text:p>
      <text:p text:style-name="P1"/>
      <text:p text:style-name="P1">user<text:span text:style-name="T3">4</text:span>=User.objects.create_user('<text:span text:style-name="T1">Ольга</text:span>', password='1234')</text:p>
      <text:p text:style-name="P1">Author.objects.create(authorUser=user<text:span text:style-name="T1">4</text:span>)</text:p>
      <text:p text:style-name="P2"/>
      <text:p text:style-name="P2">user<text:span text:style-name="T3">5</text:span>=User.objects.create_user('<text:span text:style-name="T1">Игорь</text:span>', password='1234')</text:p>
      <text:p text:style-name="P1">Author.objects.create(authorUser=user5)</text:p>
      <text:p text:style-name="P1"/>
      <text:p text:style-name="P1">Category.objects.create(name='<text:span text:style-name="T2">politics</text:span>')</text:p>
      <text:p text:style-name="P1">Category.objects.create(name='<text:span text:style-name="T2">sport</text:span>')</text:p>
      <text:p text:style-name="P1">Category.objects.create(name='<text:span text:style-name="T2">culture</text:span>')</text:p>
      <text:p text:style-name="P1">Category.objects.create(name='business')</text:p>
      <text:p text:style-name="P1"/>
      <text:p text:style-name="P1"/>
      <text:p text:style-name="P3">a1 = Author.objects.get(pk=1)</text:p>
      <text:p text:style-name="P3">a2 = Author.objects.get(pk=2)</text:p>
      <text:p text:style-name="P3">Post.objects.create(author=a1, postType='A', header='Хоккей с мячом', text='text')</text:p>
      <text:p text:style-name="P3">Post.objects.create(author=a2, postType='A', header='Криптовалюта', text='textext')</text:p>
      <text:p text:style-name="P3">Post.objects.create(author=a1, postType='N', header='Реконструкция театра', text='textextext')</text:p>
      <text:p text:style-name="P3"/>
      <text:p text:style-name="P3">p1 = Post.objects.get(pk=1)</text:p>
      <text:p text:style-name="P3">p2 = Post.objects.get(pk=2)</text:p>
      <text:p text:style-name="P3">p3 = Post.objects.get(pk=3)</text:p>
      <text:p text:style-name="P3">c1 = Category.objects.get(name='politics')</text:p>
      <text:p text:style-name="P3">c2 = Category.objects.get(name='sport')</text:p>
      <text:p text:style-name="P3">c3 = Category.objects.get(name='culture')</text:p>
      <text:p text:style-name="P3">c4 = Category.objects.get(name='buisness')</text:p>
      <text:p text:style-name="P3">p1.category.add(c1, c2)</text:p>
      <text:p text:style-name="P3">p2.category.add(c4)</text:p>
      <text:p text:style-name="P3">p3.category.add(c3, c4)</text:p>
      <text:p text:style-name="P3"/>
      <text:p text:style-name="P3">Comment.objects.create(user=User.objects.get(pk=5), postcomment=Post.objects.get(pk=1),text='text1')</text:p>
      <text:p text:style-name="P3"/>
      <text:p text:style-name="P3">Comment.objects.create(user=User.objects.get(pk=4), postcomment=Post.objects.get(pk=1),text='text2')</text:p>
      <text:p text:style-name="P3"/>
      <text:p text:style-name="P3">Comment.objects.create(user=User.objects.get(pk=5), postcomment=Post.objects.get(pk=2),text='text3')</text:p>
      <text:p text:style-name="P3"/>
      <text:p text:style-name="P3">Comment.objects.create(user=User.objects.get(pk=4), postcomment=Post.objects.get(pk=3),text='text4')</text:p>
      <text:p text:style-name="P3"/>
      <text:p text:style-name="P3"><text:span text:style-name="T4">P</text:span>ost.objects.get(pk=1).like()</text:p>
      <text:p text:style-name="P3">Post.objects.get(pk=1).like()</text:p>
      <text:p text:style-name="P3">Post.objects.get(pk=3).dislike()</text:p>
      <text:p text:style-name="P3">Comment.objects.get(pk=4).like()</text:p>
      <text:p text:style-name="P3">Comment.objects.get(pk=4).dislike()</text:p>
      <text:p text:style-name="P3"/>
      <text:p text:style-name="P3"><text:soft-page-break/></text:p>
      <text:p text:style-name="P3"/>
      <text:p text:style-name="P3"/>
      <text:p text:style-name="P3"/>
      <text:p text:style-name="P4">best=Author.objects.all().order_by('-userRati<text:span text:style-name="T7">n</text:span>g').values('authorUser', 'userRating')[0]</text:p>
      <text:p text:style-name="P6">print(best)</text:p>
      <text:p text:style-name="P4">best=Author.objects.all().order_by('-userRati<text:span text:style-name="T7">n</text:span>g').values('authorUser', 'userRating')[<text:span text:style-name="T7">1</text:span>]</text:p>
      <text:p text:style-name="P6">print(best)</text:p>
      <text:p text:style-name="P3"/>
      <text:p text:style-name="P3"/>
      <text:p text:style-name="P3"/>
      <text:p text:style-name="P3"/>
      <text:p text:style-name="P3"/>
      <text:p text:style-name="P3"/>
      <text:p text:style-name="P10">Вопросы: </text:p>
      <text:p text:style-name="P10"/>
      <text:p text:style-name="P10">1.при : <text:span text:style-name="T6">Author.objects.get(authorUser=User.objects.get(pk=4)).</text:span><text:span text:style-name="T5">update_rating()</text:span></text:p>
      <text:p text:style-name="P10">выходит ошибка: </text:p>
      <text:p text:style-name="P8">django.core.exceptions.FieldError: Cannot resolve keyword 'rating' into field. Choices are: author, author_id, category, comment, datetime, header, id, postRating, postType, postcategory, text</text:p>
      <text:p text:style-name="P10"/>
      <text:p text:style-name="P10">Я не могу двинутся по заданиям 8, <text:span text:style-name="T9">10, </text:span>1<text:span text:style-name="T9">1</text:span></text:p>
      <text:p text:style-name="P3"/>
      <text:p text:style-name="P3"/>
      <text:p text:style-name="P9"><text:span text:style-name="T8">2. Я изменила модель Post(она была созданна с полями не по заданию – то есть я добавила поле </text:span>postcomment'<text:span text:style-name="T8">) , после этого стало выходить сообщение :</text:span></text:p>
      <text:p text:style-name="P8"/>
      <text:p text:style-name="P8">It is impossible to add a non-nullable field 'postcomment' to comment without specifying a default. This is because the database needs something to populate existing rows.</text:p>
      <text:p text:style-name="P3">Please select a fix:</text:p>
      <text:p text:style-name="P3"><text:s/>1) Provide a one-off default now (will be set on all existing rows with a null value for this column)</text:p>
      <text:p text:style-name="P3"><text:s/>2) Quit and manually define a default value in models.py.</text:p>
      <text:p text:style-name="P3">Select an option: </text:p>
      <text:p text:style-name="P8"><text:s/></text:p>
      <text:p text:style-name="P8"><text:span text:style-name="T8">Я добавила default=0, но так же не должно быть!</text:span></text:p>
      <text:p text:style-name="P3"/>
      <text:p text:style-name="P11"/>
      <text:p text:style-name="P11"/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00:19:58.808883991</meta:creation-date>
    <meta:generator>LibreOffice/7.3.7.2$Linux_X86_64 LibreOffice_project/30$Build-2</meta:generator>
    <dc:date>2023-05-07T00:53:53.808037213</dc:date>
    <meta:editing-duration>PT35M22S</meta:editing-duration>
    <meta:editing-cycles>4</meta:editing-cycles>
    <meta:document-statistic meta:table-count="0" meta:image-count="0" meta:object-count="0" meta:page-count="2" meta:paragraph-count="52" meta:word-count="217" meta:character-count="2685" meta:non-whitespace-character-count="2512"/>
  </office:meta>
</office:document-meta>
</file>